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541a" officeooo:paragraph-rsid="000d541a"/>
    </style:style>
    <style:style style:name="P2" style:family="paragraph" style:parent-style-name="Standard" style:list-style-name="L1">
      <style:text-properties officeooo:rsid="000d541a" officeooo:paragraph-rsid="000d541a"/>
    </style:style>
    <style:style style:name="P3" style:family="paragraph" style:parent-style-name="Standard" style:list-style-name="L2">
      <style:text-properties officeooo:rsid="000d541a" officeooo:paragraph-rsid="000d541a"/>
    </style:style>
    <style:style style:name="P4" style:family="paragraph" style:parent-style-name="Standard" style:list-style-name="L2">
      <style:text-properties fo:font-size="14pt" fo:font-weight="bold" officeooo:rsid="000d541a" officeooo:paragraph-rsid="000d541a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 53</text:p>
      <text:p text:style-name="P1">En algún lugar (5)</text:p>
      <text:p text:style-name="P1"/>
      <text:p text:style-name="P1">En 2030, los conflictos serán | por las energías</text:p>
      <text:p text:style-name="P1"><text:tab/><text:tab/><text:tab/><text:tab/>| por la camida</text:p>
      <text:p text:style-name="P1">Es posible que desaparezcan las fuentes de energías fósiles</text:p>
      <text:p text:style-name="P1">La población aumentará y puede que no se pueda producir bastante comida para todos</text:p>
      <text:p text:style-name="P1">Quizás sea un problema mundial</text:p>
      <text:p text:style-name="P1"/>
      <text:p text:style-name="P1"/>
      <text:p text:style-name="P1">Grammaire :</text:p>
      <text:list xml:id="list4317954003569622571" text:style-name="L2">
        <text:list-item>
          <text:p text:style-name="P4">Subjonctif présent</text:p>
          <text:list>
            <text:list-item>
              <text:p text:style-name="P3">Régulier</text:p>
              <text:list>
                <text:list-item>
                  <text:p text:style-name="P3">AR → -e</text:p>
                </text:list-item>
                <text:list-item>
                  <text:p text:style-name="P3">ER/IR → -a</text:p>
                </text:list-item>
              </text:list>
            </text:list-item>
            <text:list-item>
              <text:p text:style-name="P3">Modification orthographique :</text:p>
              <text:list>
                <text:list-item>
                  <text:p text:style-name="P3">-zco → -zca, -zcas, -zcamos …</text:p>
                </text:list-item>
                <text:list-item>
                  <text:p text:style-name="P3">-go → -ga, -gas, -gamos …</text:p>
                </text:list-item>
              </text:list>
            </text:list-item>
            <text:list-item>
              <text:p text:style-name="P3">Accent → 2<text:span text:style-name="T1">e</text:span> personne du pluriel</text:p>
            </text:list-item>
          </text:list>
        </text:list-item>
      </text:list>
      <text:p text:style-name="P1"/>
      <text:p text:style-name="P1"/>
      <text:p text:style-name="P1">Vocabulaire :</text:p>
      <text:list xml:id="list2731859714338120615" text:style-name="L1">
        <text:list-item>
          <text:p text:style-name="P2">Gasta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09:51:16.873000000</meta:creation-date>
    <dc:date>2018-10-15T10:06:18.024000000</dc:date>
    <meta:editing-duration>PT15M1S</meta:editing-duration>
    <meta:editing-cycles>1</meta:editing-cycles>
    <meta:document-statistic meta:table-count="0" meta:image-count="0" meta:object-count="0" meta:page-count="1" meta:paragraph-count="18" meta:word-count="91" meta:character-count="457" meta:non-whitespace-character-count="389"/>
    <meta:generator>LibreOffice/5.1.6.2$Windows_x86 LibreOffice_project/07ac168c60a517dba0f0d7bc7540f5afa45f0909</meta:generator>
  </office:meta>
</office:document-meta>
</file>